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3ab12" officeooo:paragraph-rsid="0013ab12"/>
    </style:style>
    <style:style style:name="P2" style:family="paragraph" style:parent-style-name="Standard">
      <style:text-properties officeooo:rsid="0013ab12" officeooo:paragraph-rsid="0013ab12"/>
    </style:style>
    <style:style style:name="P3" style:family="paragraph" style:parent-style-name="Standard">
      <style:text-properties officeooo:rsid="00146e3d" officeooo:paragraph-rsid="00146e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과제 31일 수까지</text:p>
      <text:p text:style-name="P1">노드1 : 토픽 퍼블리셔, 토픽 서브스크라이버, 서비스 서버, 파라미터 한개 </text:p>
      <text:p text:style-name="P1">노드2: 토픽 퍼블리셔, 토픽 서브스크라이버, 서비스 서버 </text:p>
      <text:p text:style-name="P1">노드3 : 토픽 서브스크라이버 2개 </text:p>
      <text:p text:style-name="P1"/>
      <text:p text:style-name="P1">를 가지는 본인이름의 패키지를 만들것 </text:p>
      <text:p text:style-name="P1">각 노드의 이름은 자유 </text:p>
      <text:p text:style-name="P1">노드1이 발행하는 토픽의 이름은 position </text:p>
      <text:p text:style-name="P1">노드2이 발행하는 토픽의 이름은 state </text:p>
      <text:p text:style-name="P1">노드1은 state 토픽을 구독함 </text:p>
      <text:p text:style-name="P1">노드2는 position 토픽을 구독함 </text:p>
      <text:p text:style-name="P1">노드3은 state와 position 토픽 모두를 구독함 </text:p>
      <text:p text:style-name="P1">노드1이 제공하는 서비스 이름은 set_position </text:p>
      <text:p text:style-name="P1">노드2가 제공하는 서비스 이름은 set_state </text:p>
      <text:p text:style-name="P1"/>
      <text:p text:style-name="P1">노드1은 rosservice call /set_position 을 통해 요청된 x,y,z좌표를 position 토픽을 통해 퍼블리시하는데 구독한 state 값이 0이면 그대로 퍼블리시, 1이면 -x,-y,-z(반전) 해서 퍼블리시, state 값이 2면 ×+offset, y+offset, z+offset을 퍼블리시 합니다. </text:p>
      <text:p text:style-name="P1">파라미터를 설정하고 offset의 값을 rosparam set /offset을 통해 변경합니다 </text:p>
      <text:p text:style-name="P1"/>
      <text:p text:style-name="P1">노드 2는 rosservice call /set_state 를 통해 요청된 state 값을 state 토픽을 통해 퍼블리시를 합니다. </text:p>
      <text:p text:style-name="P1">요청된 state 값이 0,1,2중의 값이 아니면 ROS_WARN을 통해 잘못된값을 요청했다고 출력하고 요청받기 전의 값을 유지합니다. 서비스의 result를 false로 리턴합니다. 구독한 position값의 x또는 y또는 z중 하나라도 5를 넘으면 자동으로 state 값을 1로 변경하고, x 또는 y또는 z중 하나라도 -20이 넘으면 자동으로 state값을 2로 변경합니다. </text:p>
      <text:p text:style-name="P1"/>
      <text:p text:style-name="P1">노드 3은 구독하는 두개의 토픽을 ROS_INFO를 통해 출력합니다. </text:p>
      <text:p text:style-name="P1"/>
      <text:p text:style-name="P1"/>
      <text:p text:style-name="P1">position 토픽은 아래와 같습니다</text:p>
      <text:p text:style-name="P1"><text:s/></text:p>
      <text:p text:style-name="P1">int32 x </text:p>
      <text:p text:style-name="P1">int32 y </text:p>
      <text:p text:style-name="P1">int32 z </text:p>
      <text:p text:style-name="P1"/>
      <text:p text:style-name="P1">state 토픽은 아래와 같습니다 </text:p>
      <text:p text:style-name="P1"/>
      <text:p text:style-name="P1">int32 state </text:p>
      <text:p text:style-name="P1"/>
      <text:p text:style-name="P1">set_position 서비스는 아래와 같습니다 </text:p>
      <text:p text:style-name="P1"/>
      <text:p text:style-name="P1">int32 x </text:p>
      <text:p text:style-name="P1">int32 y </text:p>
      <text:p text:style-name="P1">int32 z </text:p>
      <text:p text:style-name="P1">--- </text:p>
      <text:p text:style-name="P1">bool result </text:p>
      <text:p text:style-name="P1"/>
      <text:p text:style-name="P1">set_state 서비스는 아래와 같습니다 </text:p>
      <text:p text:style-name="P1"/>
      <text:p text:style-name="P1">int32 state </text:p>
      <text:p text:style-name="P1">---</text:p>
      <text:p text:style-name="P1">bool result</text:p>
      <text:p text:style-name="P1"/>
      <text:p text:style-name="P1"><text:soft-page-break/></text:p>
      <text:p text:style-name="P3">과제 31일 수까지</text:p>
      <text:p text:style-name="P3">노드1 : 토픽 퍼블리셔, 토픽 서브스크라이버, 서비스 서버, 파라미터 한개 </text:p>
      <text:p text:style-name="P3">노드2: 토픽 퍼블리셔, 토픽 서브스크라이버, 서비스 서버 </text:p>
      <text:p text:style-name="P3">노드3 : 토픽 서브스크라이버 2개 </text:p>
      <text:p text:style-name="P3">를 가지는 본인이름의 패키지를 만들것 각 노드의 이름은 자유 노드1이 발행하는 토픽의 이름은 position 노드2이 발행하는 토픽의 이름은 state 노드1은 state 토픽을 구독함 노드2는 position 토픽을 구독함 노드3은 state와 position 토픽 모두를 구독함 노드1이 제공하는 서비스 이름은 set_position 노드2가 제공하는 서비스 이름은 set_state 노드1은 rosservice call /set_position 을 통해 요청된 x,y,z좌표를 position 토픽을 통해 퍼블리시하는데 구독한 state 값이 0이면 그대로 퍼블리시, 1이면 -x,-y,-z(반전) 해서 퍼블리시, state 값이 2면 ×+offset, y+offset, z+offset을 퍼블리시 합니다. 파라미터를 설정하고 offset의 값을 rosparam set /offset을 통해 변경합니다 노드 2는 rosservice call /set_state 를 통해 요청된 state 값을 state 토픽을 통해 퍼블리시를 합니다. 요청된 state 값이 0,1,2중의 값이 아니면 ROS_WARN을 통해 잘못된값을 요청했다고 출력하고 요청받기 전의 값을 유지합니다. 서비스의 result를 false로 리턴합니다. 구독한 position값의 x또는 y또는 z중 하나라도 5를 넘으면 자동으로 state 값을 1로 변경하고, x 또는 y또는 z중 하나라도 -20이 넘으면 자동으로 state값을 2로 변경합니다. 노드 3은 구독하는 두개의 토픽을 ROS_INFO를 통해 출력합니다. position 토픽은 아래와 같습니다</text:p>
      <text:p text:style-name="P3"><text:s/></text:p>
      <text:p text:style-name="P3">int32 x </text:p>
      <text:p text:style-name="P3">int32 y </text:p>
      <text:p text:style-name="P3">int32 z </text:p>
      <text:p text:style-name="P3"/>
      <text:p text:style-name="P3">state 토픽은 아래와 같습니다 </text:p>
      <text:p text:style-name="P3"/>
      <text:p text:style-name="P3">int32 state </text:p>
      <text:p text:style-name="P3"/>
      <text:p text:style-name="P3">set_position 서비스는 아래와 같습니다 </text:p>
      <text:p text:style-name="P3"/>
      <text:p text:style-name="P3">int32 x </text:p>
      <text:p text:style-name="P3">int32 y </text:p>
      <text:p text:style-name="P3">int32 z </text:p>
      <text:p text:style-name="P3">--- </text:p>
      <text:p text:style-name="P3">bool result set_state </text:p>
      <text:p text:style-name="P3"/>
      <text:p text:style-name="P3">서비스는 아래와 같습니다 </text:p>
      <text:p text:style-name="P3"/>
      <text:p text:style-name="P3">int32 state </text:p>
      <text:p text:style-name="P3">---</text:p>
      <text:p text:style-name="P3">bool res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23:18:28.478270931</meta:creation-date>
    <dc:date>2019-07-31T00:32:51.870406245</dc:date>
    <meta:editing-duration>PT3M49S</meta:editing-duration>
    <meta:editing-cycles>2</meta:editing-cycles>
    <meta:generator>LibreOffice/5.1.6.2$Linux_X86_64 LibreOffice_project/10m0$Build-2</meta:generator>
    <meta:document-statistic meta:table-count="0" meta:image-count="0" meta:object-count="0" meta:page-count="2" meta:paragraph-count="56" meta:word-count="1112" meta:character-count="2158" meta:non-whitespace-character-count="1742"/>
  </office:meta>
</office:document-meta>
</file>